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1ebcb1"/>
    </style:style>
    <style:style style:name="P9" style:family="paragraph" style:parent-style-name="Table_20_Contents">
      <style:text-properties officeooo:rsid="001b7205" officeooo:paragraph-rsid="001fd0c7"/>
    </style:style>
    <style:style style:name="P10" style:family="paragraph" style:parent-style-name="Table_20_Contents">
      <style:text-properties officeooo:rsid="001c2620" officeooo:paragraph-rsid="001c2620"/>
    </style:style>
    <style:style style:name="P11" style:family="paragraph" style:parent-style-name="Table_20_Contents">
      <style:text-properties officeooo:paragraph-rsid="001ebcb1"/>
    </style:style>
    <style:style style:name="P12" style:family="paragraph" style:parent-style-name="Table_20_Contents">
      <style:text-properties officeooo:paragraph-rsid="00132996"/>
    </style:style>
    <style:style style:name="P13" style:family="paragraph" style:parent-style-name="Table_20_Contents">
      <style:text-properties officeooo:paragraph-rsid="001ef92c"/>
    </style:style>
    <style:style style:name="P14" style:family="paragraph" style:parent-style-name="Text_20_body">
      <style:paragraph-properties fo:text-align="center" style:justify-single-word="false"/>
      <style:text-properties officeooo:paragraph-rsid="00246b53"/>
    </style:style>
    <style:style style:name="P15" style:family="paragraph" style:parent-style-name="Table_20_Contents">
      <style:text-properties officeooo:paragraph-rsid="002697a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246b53" style:font-size-asian="12pt" style:font-size-complex="12pt"/>
    </style:style>
    <style:style style:name="T5" style:family="text">
      <style:text-properties officeooo:rsid="00132996"/>
    </style:style>
    <style:style style:name="T6" style:family="text">
      <style:text-properties officeooo:rsid="001b7205"/>
    </style:style>
    <style:style style:name="T7" style:family="text">
      <style:text-properties officeooo:rsid="001c2620"/>
    </style:style>
    <style:style style:name="T8" style:family="text">
      <style:text-properties officeooo:rsid="001ebcb1"/>
    </style:style>
    <style:style style:name="T9" style:family="text">
      <style:text-properties officeooo:rsid="001ef92c"/>
    </style:style>
    <style:style style:name="T10" style:family="text">
      <style:text-properties officeooo:rsid="001fd0c7"/>
    </style:style>
    <style:style style:name="T11" style:family="text">
      <style:text-properties officeooo:rsid="0021d02d"/>
    </style:style>
    <style:style style:name="T12" style:family="text">
      <style:text-properties officeooo:rsid="00246b53"/>
    </style:style>
    <style:style style:name="T13" style:family="text">
      <style:text-properties officeooo:rsid="002697ab"/>
    </style:style>
    <style:style style:name="T14" style:family="text">
      <style:text-properties officeooo:rsid="0028633e"/>
    </style:style>
    <style:style style:name="T15" style:family="text">
      <style:text-properties officeooo:rsid="00293f5f"/>
    </style:style>
    <style:style style:name="T16" style:family="text">
      <style:text-properties fo:font-size="14pt" officeooo:rsid="001b7205" style:font-size-asian="14pt" style:font-size-complex="14pt"/>
    </style:style>
    <style:style style:name="T17" style:family="text">
      <style:text-properties fo:font-size="14pt" officeooo:rsid="00079aa8" style:font-size-asian="14pt" style:font-size-complex="14pt"/>
    </style:style>
    <style:style style:name="T18" style:family="text">
      <style:text-properties fo:font-size="14pt" officeooo:rsid="002dad21" style:font-size-asian="14pt" style:font-size-complex="14pt"/>
    </style:style>
    <style:style style:name="T19" style:family="text">
      <style:text-properties officeooo:rsid="002aee4a"/>
    </style:style>
    <style:style style:name="T20" style:family="text">
      <style:text-properties officeooo:rsid="002f5eb3"/>
    </style:style>
    <style:style style:name="T2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14"><text:span text:style-name="Strong_20_Emphasis"><text:span text:style-name="T16">Exam 1</text:span></text:span><text:span text:style-name="Strong_20_Emphasis"><text:span text:style-name="T17"> </text:span></text:span><text:span text:style-name="Strong_20_Emphasis"><text:span text:style-name="T18">[Factor = 0.2778]</text:span></text:span></text:p>
      <text:p text:style-name="P14"><text:span text:style-name="Strong_20_Emphasis"><text:span text:style-name="T4">Three (3) points awarded per subtask; subtasks evaluated on a scale of 0.0-1.0; 36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2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2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2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6">Task 1:</text:span></text:span></text:p>
                  <text:p text:style-name="P5"><text:span text:style-name="Strong_20_Emphasis"><text:span text:style-name="T6">History (3 pts)</text:span></text:span></text:p>
                  <text:p text:style-name="P5"><text:span text:style-name="Strong_20_Emphasis"><text:span text:style-name="T6">Mexico (3 pts)</text:span></text:span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6"><text:span text:style-name="T7">Two </text:span><text:span text:style-name="T8">responses </text:span><text:span text:style-name="T7">are provided: </text:span><text:span text:style-name="T8">an account of </text:span>discipline history and <text:span text:style-name="T8">an account of the discipline’s </text:span>current state in Mexico</text:p>
                </table:table-cell>
                <table:table-cell table:style-name="Table1.A1" office:value-type="string">
                  <text:p text:style-name="P6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19">and well-formed</text:span></text:p>
                  <text:p text:style-name="P6"/>
                  <text:p text:style-name="P6"/>
                </table:table-cell>
                <table:table-cell table:style-name="Table1.A1" office:value-type="string">
                  <text:p text:style-name="P10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1"><text:span text:style-name="Strong_20_Emphasis"><text:span text:style-name="T8">Task 2:</text:span></text:span></text:p>
                  <text:p text:style-name="P11"><text:span text:style-name="Strong_20_Emphasis"><text:span text:style-name="T8">Science vs Eng, (3pts)</text:span></text:span></text:p>
                  <text:p text:style-name="P11"><text:span text:style-name="Strong_20_Emphasis"><text:span text:style-name="T8">Ethics (3 pts</text:span></text:span></text:p>
                </table:table-cell>
                <table:table-cell table:style-name="Table1.A1" office:value-type="string">
                  <text:p text:style-name="P8"><text:span text:style-name="T7">Two </text:span><text:span text:style-name="T8">responses </text:span><text:span text:style-name="T7">are provided: </text:span><text:span text:style-name="T8">an account of science vs engineering and an account of the ethics of knowledge creation</text:span></text:p>
                </table:table-cell>
                <table:table-cell table:style-name="Table1.A1" office:value-type="string">
                  <text:p text:style-name="P6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19">and well-formed</text:span></text:p>
                  <text:p text:style-name="P6"/>
                  <text:p text:style-name="P6"/>
                </table:table-cell>
                <table:table-cell table:style-name="Table1.A1" office:value-type="string">
                  <text:p text:style-name="P10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5">T</text:span></text:span><text:span text:style-name="Strong_20_Emphasis"><text:span text:style-name="T9">ask 3:</text:span></text:span></text:p>
                  <text:p text:style-name="P13"><text:span text:style-name="Strong_20_Emphasis"><text:span text:style-name="T9">Reporter’s Tools (3 pts)</text:span></text:span></text:p>
                  <text:p text:style-name="P13"><text:span text:style-name="Strong_20_Emphasis"><text:span text:style-name="T9">Opinion (3 pts)</text:span></text:span></text:p>
                </table:table-cell>
                <table:table-cell table:style-name="Table1.A1" office:value-type="string">
                  <text:p text:style-name="P9"><text:span text:style-name="T7">Two </text:span><text:span text:style-name="T8">responses </text:span><text:span text:style-name="T7">are provided: </text:span><text:span text:style-name="T8">a </text:span><text:span text:style-name="T11">five-piece </text:span><text:span text:style-name="T8">account/</text:span><text:span text:style-name="T10">evaluation</text:span><text:span text:style-name="T8"> of </text:span><text:span text:style-name="T10">the article</text:span><text:span text:style-name="T8"> and a </text:span><text:span text:style-name="T11">personal</text:span><text:span text:style-name="T8"> account/</text:span><text:span text:style-name="T10">opinion </text:span><text:span text:style-name="T8"><text:s/>of the </text:span><text:span text:style-name="T10">article</text:span></text:p>
                </table:table-cell>
                <table:table-cell table:style-name="Table1.A1" office:value-type="string">
                  <text:p text:style-name="P6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19">and well-formed</text:span></text:p>
                  <text:p text:style-name="P6"/>
                  <text:p text:style-name="P6"/>
                </table:table-cell>
                <table:table-cell table:style-name="Table1.A1" office:value-type="string">
                  <text:p text:style-name="P10">Each of the two accounts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3">Task 4:</text:span></text:span></text:p>
                  <text:p text:style-name="P15"><text:span text:style-name="Strong_20_Emphasis"><text:span text:style-name="T13">Normal Sci. (3 pt</text:span></text:span><text:span text:style-name="Strong_20_Emphasis"><text:span text:style-name="T14">s</text:span></text:span><text:span text:style-name="Strong_20_Emphasis"><text:span text:style-name="T13">)</text:span></text:span></text:p>
                  <text:p text:style-name="P15"><text:span text:style-name="Strong_20_Emphasis"><text:span text:style-name="T13">Careers in Sci. (3 pts)</text:span></text:span></text:p>
                </table:table-cell>
                <table:table-cell table:style-name="Table1.A5" office:value-type="string">
                  <text:p text:style-name="P9"><text:span text:style-name="T7">Tw</text:span><text:span text:style-name="T19">o</text:span><text:span text:style-name="T7"> <text:s/></text:span><text:span text:style-name="T8">responses </text:span><text:span text:style-name="T7">are provided: </text:span><text:span text:style-name="T8">a </text:span><text:span text:style-name="T13">four</text:span><text:span text:style-name="T11">-piece </text:span><text:span text:style-name="T8">account/</text:span><text:span text:style-name="T10">evaluation</text:span><text:span text:style-name="T8"> of </text:span><text:span text:style-name="T13">Kuhn’s normal science </text:span><text:span text:style-name="T8">and a</text:span><text:span text:style-name="T13">n </text:span><text:span text:style-name="T8">account/</text:span><text:span text:style-name="T10">opinion </text:span><text:span text:style-name="T8">of </text:span><text:span text:style-name="T13">building careers in science</text:span></text:p>
                </table:table-cell>
                <table:table-cell table:style-name="Table1.A5" office:value-type="string">
                  <text:p text:style-name="P6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19">and well-formed</text:span></text:p>
                  <text:p text:style-name="P6"/>
                </table:table-cell>
                <table:table-cell table:style-name="Table1.A5" office:value-type="string">
                  <text:p text:style-name="P10">Each of the two accounts provides a sufficient amount of information and detail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P15"><text:span text:style-name="Strong_20_Emphasis"><text:span text:style-name="T13">Task </text:span></text:span><text:span text:style-name="Strong_20_Emphasis"><text:span text:style-name="T14">5</text:span></text:span><text:span text:style-name="Strong_20_Emphasis"><text:span text:style-name="T13">:</text:span></text:span></text:p>
                  <text:p text:style-name="P15"><text:span text:style-name="Strong_20_Emphasis"><text:span text:style-name="T14">Wicked Problems</text:span></text:span><text:span text:style-name="Strong_20_Emphasis"><text:span text:style-name="T13"> (3 pt</text:span></text:span><text:span text:style-name="Strong_20_Emphasis"><text:span text:style-name="T14">s</text:span></text:span><text:span text:style-name="Strong_20_Emphasis"><text:span text:style-name="T13">)</text:span></text:span></text:p>
                  <text:p text:style-name="P15"><text:span text:style-name="Strong_20_Emphasis"><text:span text:style-name="T14">WPs vs </text:span></text:span><text:span text:style-name="Strong_20_Emphasis"><text:span text:style-name="T13">Sci. (3 pts)</text:span></text:span></text:p>
                </table:table-cell>
                <table:table-cell table:style-name="Table1.A1" office:value-type="string">
                  <text:p text:style-name="P9"><text:span text:style-name="T7">Two </text:span><text:span text:style-name="T8">responses </text:span><text:span text:style-name="T7">are provided: </text:span><text:span text:style-name="T14">an </text:span><text:span text:style-name="T8">account/</text:span><text:span text:style-name="T14">definition</text:span><text:span text:style-name="T8"> of </text:span><text:span text:style-name="T14">wicked problems</text:span><text:span text:style-name="T13"> </text:span><text:span text:style-name="T8">and a</text:span><text:span text:style-name="T13">n </text:span><text:span text:style-name="T8">account/</text:span><text:span text:style-name="T14">evaluation </text:span><text:span text:style-name="T8">of </text:span><text:span text:style-name="T14">wicked problems vs normal </text:span><text:span text:style-name="T13">science</text:span></text:p>
                  <text:p text:style-name="P9"/>
                </table:table-cell>
                <table:table-cell table:style-name="Table1.A1" office:value-type="string">
                  <text:p text:style-name="P6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19">and well-formed</text:span></text:p>
                </table:table-cell>
                <table:table-cell table:style-name="Table1.A1" office:value-type="string">
                  <text:p text:style-name="P10">Each of the two accounts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3">Task </text:span></text:span><text:span text:style-name="Strong_20_Emphasis"><text:span text:style-name="T14">6</text:span></text:span><text:span text:style-name="Strong_20_Emphasis"><text:span text:style-name="T13">:</text:span></text:span></text:p>
                  <text:p text:style-name="P15"><text:span text:style-name="Strong_20_Emphasis"><text:span text:style-name="T14">S&amp;W’s No. 16</text:span></text:span><text:span text:style-name="Strong_20_Emphasis"><text:span text:style-name="T13"> (3 pt</text:span></text:span><text:span text:style-name="Strong_20_Emphasis"><text:span text:style-name="T14">s</text:span></text:span><text:span text:style-name="Strong_20_Emphasis"><text:span text:style-name="T13">)</text:span></text:span></text:p>
                  <text:p text:style-name="P15"><text:span text:style-name="Strong_20_Emphasis"><text:span text:style-name="T14">Confirmation</text:span></text:span><text:span text:style-name="Strong_20_Emphasis"><text:span text:style-name="T13"> (3 pts)</text:span></text:span></text:p>
                  <text:p text:style-name="P15"><text:span text:style-name="Strong_20_Emphasis"/></text:p>
                </table:table-cell>
                <table:table-cell table:style-name="Table1.A5" office:value-type="string">
                  <text:p text:style-name="P9"><text:span text:style-name="T7">Two <text:s/></text:span><text:span text:style-name="T8">responses </text:span><text:span text:style-name="T7">are provided: </text:span><text:span text:style-name="T14">a translation </text:span><text:span text:style-name="T8">of </text:span><text:span text:style-name="T14">Strunk and White’s No. 16 </text:span><text:span text:style-name="T15">(w/ examples)</text:span><text:span text:style-name="T14"> </text:span><text:span text:style-name="T8">and a </text:span><text:span text:style-name="T14">translation of Strunk and White’s confirmation statement</text:span></text:p>
                  <text:p text:style-name="P9"/>
                </table:table-cell>
                <table:table-cell table:style-name="Table1.A5" office:value-type="string">
                  <text:p text:style-name="P6"><text:span text:style-name="T7">Each of the </text:span><text:span text:style-name="T20">t</text:span><text:span text:style-name="T19">wo</text:span><text:span text:style-name="T7"> </text:span><text:span text:style-name="T20">translations</text:span> provide<text:span text:style-name="T7">s</text:span> complete information; <text:span text:style-name="T20">translations</text:span><text:span text:style-name="T7"> are complete, <text:s/>logical </text:span><text:span text:style-name="T19">and well-formed</text:span></text:p>
                </table:table-cell>
                <table:table-cell table:style-name="Table1.A5" office:value-type="string">
                  <text:p text:style-name="P10">Each of the t<text:span text:style-name="T19">wo</text:span><text:span text:style-name="T20"> </text:span><text:s/><text:span text:style-name="T20">translation</text:span>s provides a sufficient amount of <text:span text:style-name="T20">accurate</text:span> information and detail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2T18:32:30.108319466</dc:date>
    <meta:editing-duration>PT2H16M29S</meta:editing-duration>
    <meta:editing-cycles>30</meta:editing-cycles>
    <meta:generator>LibreOffice/7.3.7.2$Linux_X86_64 LibreOffice_project/30$Build-2</meta:generator>
    <meta:document-statistic meta:table-count="1" meta:image-count="1" meta:object-count="0" meta:page-count="2" meta:paragraph-count="49" meta:word-count="396" meta:character-count="2568" meta:non-whitespace-character-count="2201"/>
  </office:meta>
</office:document-meta>
</file>